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adornments="Обычный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код">
      <style:text-properties officeooo:paragraph-rsid="00123ce4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>
      <style:text-properties officeooo:paragraph-rsid="00183d22"/>
    </style:style>
    <style:style style:name="P5" style:family="paragraph" style:parent-style-name="Text_20_body" style:list-style-name="L2">
      <style:text-properties officeooo:rsid="0019b101" officeooo:paragraph-rsid="0019b101"/>
    </style:style>
    <style:style style:name="P6" style:family="paragraph" style:parent-style-name="Text_20_body">
      <style:text-properties officeooo:rsid="0019b101" officeooo:paragraph-rsid="0019b101"/>
    </style:style>
    <style:style style:name="P7" style:family="paragraph" style:parent-style-name="Text_20_body" style:list-style-name="L2">
      <style:text-properties officeooo:rsid="001a8a83" officeooo:paragraph-rsid="001a8a83"/>
    </style:style>
    <style:style style:name="P8" style:family="paragraph" style:parent-style-name="Heading_20_2">
      <style:paragraph-properties fo:break-before="page"/>
      <style:text-properties officeooo:rsid="001f5bbb" officeooo:paragraph-rsid="001f5bbb"/>
    </style:style>
    <style:style style:name="T1" style:family="text">
      <style:text-properties officeooo:rsid="0016a170"/>
    </style:style>
    <style:style style:name="T2" style:family="text">
      <style:text-properties officeooo:rsid="00183d22"/>
    </style:style>
    <style:style style:name="T3" style:family="text">
      <style:text-properties officeooo:rsid="001c380f"/>
    </style:style>
    <style:style style:name="T4" style:family="text">
      <style:text-properties officeooo:rsid="001d811b"/>
    </style:style>
    <style:style style:name="T5" style:family="text">
      <style:text-properties officeooo:rsid="001f30af"/>
    </style:style>
    <style:style style:name="T6" style:family="text">
      <style:text-properties officeooo:rsid="00201d81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Система управления событиями</text:h>
      <text:h text:style-name="Heading_20_2" text:outline-level="2">Проектные параметры </text:h>
      <text:p text:style-name="P4"><text:span text:style-name="T2">планируем следующие свойства </text:span>создаваемой программы:</text:p>
      <text:list xml:id="list2877209057206644789" text:style-name="L1">
        <text:list-item>
          <text:p text:style-name="P2">Событие <text:a xlink:type="simple" xlink:href="#1.3.Пример описания событий|outline">описано</text:a> выражением.</text:p>
        </text:list-item>
        <text:list-item>
          <text:p text:style-name="P2">Событие может содержать сопряженные события, <text:span text:style-name="T5">выстраиваем вертикальную связанность событий</text:span></text:p>
        </text:list-item>
        <text:list-item>
          <text:p text:style-name="P2">Событие может ссылаться на другое событие, т. е. наследовать свойства другого события или нескольких событий</text:p>
        </text:list-item>
        <text:list-item>
          <text:p text:style-name="P2">Структура события описывается полями</text:p>
        </text:list-item>
        <text:list-item>
          <text:p text:style-name="P2">Значения полей задаются в произвольной форме и могут быть — {текстом, целым числом, вещественным числом, датой, временем, деньгами, адресом в интернете, изображением}</text:p>
        </text:list-item>
      </text:list>
      <text:h text:style-name="Heading_20_2" text:outline-level="2">Основные операции</text:h>
      <text:list xml:id="list1486696995232216898" text:style-name="L2">
        <text:list-item>
          <text:p text:style-name="P3">Вычисления над событиями представлены бестиповым лямбда исчислением, для внутреннего описания и представления используем лямбда грамматику</text:p>
        </text:list-item>
        <text:list-item>
          <text:p text:style-name="P3">Решается задача определения статуса</text:p>
          <text:list>
            <text:list-item>
              <text:p text:style-name="P3"><text:span text:style-name="T4">с</text:span>овокупность событий — <text:span text:style-name="T4">есть </text:span>модель</text:p>
            </text:list-item>
            <text:list-item>
              <text:p text:style-name="P3">для событий, представляющих иерархию решатся задача вертикального согласования</text:p>
            </text:list-item>
            <text:list-item>
              <text:p text:style-name="P3">для группы планируемых событий решается задача горизонтального со<text:span text:style-name="T1">г</text:span>ласования</text:p>
            </text:list-item>
            <text:list-item>
              <text:p text:style-name="P7">вычисляем статус для каждого события/группы событий как <draw:frame draw:style-name="fr1" draw:name="Объект1" text:anchor-type="as-char" svg:y="-0.439cm" svg:width="2.055cm" svg:height="0.554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,<text:line-break/><text:span text:style-name="T3">где </text:span><text:span text:style-name="T3"><draw:frame draw:style-name="fr1" draw:name="Объект2" text:anchor-type="as-char" svg:y="-0.439cm" svg:width="0.556cm" svg:height="0.531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3">- оптимизационный статус группы событий<text:line-break/></text:span><text:span text:style-name="T3"><draw:frame draw:style-name="fr1" draw:name="Объект3" text:anchor-type="as-char" svg:y="-0.439cm" svg:width="0.573cm" svg:height="0.531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3">- расчетный статус событиями<text:line-break/></text:span><text:span text:style-name="T3"><draw:frame draw:style-name="fr1" draw:name="Объект4" text:anchor-type="as-char" svg:y="-0.439cm" svg:width="0.6cm" svg:height="0.531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3">- статус события не определен</text:span></text:p>
            </text:list-item>
          </text:list>
        </text:list-item>
        <text:list-item>
          <text:p text:style-name="P3">События и результаты вычислений храним в postgresql</text:p>
        </text:list-item>
        <text:list-item>
          <text:p text:style-name="P5">В качестве компилятора для работы выражениями-событиями используем проект <text:a xlink:type="simple" xlink:href="http://github.com/rhexo/decc">decc</text:a></text:p>
        </text:list-item>
      </text:list>
      <text:p text:style-name="P6"/>
      <text:h text:style-name="P8" text:outline-level="2">Пример описания событий</text:h>
      <text:p text:style-name="код">Как пример, могу привести следующий мета язык описания события планирования поездки: </text:p>
      <text:p text:style-name="код"/>
      <text:p text:style-name="код">Событие::Поездка{ </text:p>
      <text:p text:style-name="код"><text:tab/><text:tab/>Деньги::, </text:p>
      <text:p text:style-name="код"><text:tab/><text:tab/>Продолжительность::, </text:p>
      <text:p text:style-name="код"><text:tab/><text:tab/>Транспорт::Машина|Городской| </text:p>
      <text:p text:style-name="код"><text:tab/><text:tab/>Маршрут::Карта|«http://….»|&lt; </text:p>
      <text:p text:style-name="код"><text:tab/><text:tab/>Начало::, </text:p>
      <text:p text:style-name="код"><text:tab/><text:tab/>Ограничения:: </text:p>
      <text:p text:style-name="код">} </text:p>
      <text:p text:style-name="код"/>
      <text:p text:style-name="код">Пусть так же существует событие: </text:p>
      <text:p text:style-name="код">Событие::Позвонить_маме { </text:p>
      <text:p text:style-name="код"><text:tab/>Начало:: </text:p>
      <text:p text:style-name="код"><text:tab/>Номер_телефона::887934… </text:p>
      <text:p text:style-name="код">} </text:p>
      <text:p text:style-name="код"/>
      <text:p text:style-name="код">Использование шаблона: </text:p>
      <text:p text:style-name="код">Создать::Поездка_домой =&gt; Поездка { </text:p>
      <text:p text:style-name="код"><text:tab/>Деньги::2200р, </text:p>
      <text:p text:style-name="код"><text:tab/>Продолжительность::27 часов, </text:p>
      <text:p text:style-name="код"><text:tab/>Транспорт::Поезд, </text:p>
      <text:p text:style-name="код"><text:tab/>Начало::21:00, </text:p>
      <text:p text:style-name="код"><text:tab/>Ограничение:: </text:p>
      <text:p text:style-name="код"><text:tab/><text:tab/>Создать::Позвонить_что_выехал =&gt; Позвонить_маме(Начало::21:20) { </text:p>
      <text:p text:style-name="код"><text:tab/><text:tab/><text:tab/>Описание:: «Возможно заготовленный текст сообщения» </text:p>
      <text:p text:style-name="P1"><text:tab/><text:tab/>}</text:p>
      <text:p text:style-name="P1">} </text:p>
      <text:p text:style-name="код"/>
      <text:p text:style-name="код">Создать::Добраться_до_квартиры::Поездка_домой =&gt; Поездка { </text:p>
      <text:p text:style-name="код"><text:tab/>Деньги::150р, </text:p>
      <text:p text:style-name="код"><text:tab/>Продолжительность::15 минут,r </text:p>
      <text:p text:style-name="код"><text:tab/>Транспорт::Общественный, </text:p>
      <text:p text:style-name="код">} </text:p>
      <text:p text:style-name="код"/>
      <text:p text:style-name="код">Трактуем как "Добраться до квартиры", следует за "Поездка домой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adornments="Обычный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код" style:family="paragraph" style:parent-style-name="Text_20_body" style:class="text" style:master-page-name="">
      <style:paragraph-properties fo:margin-top="0cm" fo:margin-bottom="0cm" style:contextual-spacing="false" fo:line-height="100%" style:page-number="auto" fo:background-color="transparent" fo:padding="0.049cm" fo:border="0.06pt solid #000000" style:shadow="none">
        <style:tab-stops/>
        <style:background-image/>
      </style:paragraph-properties>
      <style:text-properties style:font-name="Ubuntu" fo:font-family="Ubuntu" style:font-style-name="Обычный" style:font-pitch="variable" fo:font-size="10pt" officeooo:rsid="00108aad" style:font-size-asian="10.5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6T23:08:26.289084561</meta:creation-date>
    <meta:generator>LibreOffice/4.2.8.2$Linux_X86_64 LibreOffice_project/420m0$Build-2</meta:generator>
    <dc:date>2016-07-28T22:21:08.987533980</dc:date>
    <meta:editing-duration>PT46M37S</meta:editing-duration>
    <meta:editing-cycles>19</meta:editing-cycles>
    <meta:document-statistic meta:table-count="0" meta:image-count="0" meta:object-count="4" meta:page-count="2" meta:paragraph-count="49" meta:word-count="228" meta:character-count="2045" meta:non-whitespace-character-count="1818"/>
  </office:meta>
</office:document-meta>
</file>

<file path=Object 1/content.xml><?xml version="1.0" encoding="utf-8"?>
<math xmlns="http://www.w3.org/1998/Math/MathML" display="block">
  <semantics>
    <mrow>
      <mo fence="true" stretchy="false">{</mo>
      <mrow>
        <mrow>
          <msup>
            <mi>J</mi>
            <mi>r</mi>
          </msup>
          <mi>,</mi>
          <msup>
            <mi>J</mi>
            <mn>0</mn>
          </msup>
          <mi>,</mi>
          <msup>
            <mi>J</mi>
            <mi>p</mi>
          </msup>
        </mrow>
      </mrow>
      <mo fence="true" stretchy="false">}</mo>
    </mrow>
    <annotation encoding="StarMath 5.0">lbrace J^{r}, J^{0}, J^{p} rbrace </annotation>
  </semantics>
</math>
</file>

<file path=Object 2/content.xml><?xml version="1.0" encoding="utf-8"?>
<math xmlns="http://www.w3.org/1998/Math/MathML" display="block">
  <semantics>
    <msup>
      <mi>J</mi>
      <mi>r</mi>
    </msup>
    <annotation encoding="StarMath 5.0">J^{r}</annotation>
  </semantics>
</math>
</file>

<file path=Object 3/content.xml><?xml version="1.0" encoding="utf-8"?>
<math xmlns="http://www.w3.org/1998/Math/MathML" display="block">
  <semantics>
    <msup>
      <mi>J</mi>
      <mn>0</mn>
    </msup>
    <annotation encoding="StarMath 5.0">J^{0}</annotation>
  </semantics>
</math>
</file>

<file path=Object 4/content.xml><?xml version="1.0" encoding="utf-8"?>
<math xmlns="http://www.w3.org/1998/Math/MathML" display="block">
  <semantics>
    <msup>
      <mi>J</mi>
      <mi>p</mi>
    </msup>
    <annotation encoding="StarMath 5.0">J^{p}</annotation>
  </semantics>
</math>
</file>